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c177f" officeooo:paragraph-rsid="002fbf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29e1b4"/>
    </style:style>
    <style:style style:name="P3" style:family="paragraph" style:parent-style-name="Standard">
      <style:paragraph-properties fo:text-align="start" style:justify-single-word="false"/>
      <style:text-properties officeooo:paragraph-rsid="002bc5f6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font-weight="bold" officeooo:rsid="001a8f28" officeooo:paragraph-rsid="001a8f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officeooo:rsid="001a8f28" officeooo:paragraph-rsid="001a8f28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font-weight="bold" officeooo:rsid="001ba02e" officeooo:paragraph-rsid="001ba0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weight="bold" officeooo:rsid="001fd607" officeooo:paragraph-rsid="001ba02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weight="bold" officeooo:rsid="0023fc1d" officeooo:paragraph-rsid="0023fc1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officeooo:rsid="001fd607" officeooo:paragraph-rsid="001fd6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weight="normal" officeooo:rsid="002bc5f6" officeooo:paragraph-rsid="0023fc1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font-weight="normal" officeooo:rsid="002bc5f6" officeooo:paragraph-rsid="002bc5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fo:font-weight="normal" officeooo:rsid="0032cd9b" officeooo:paragraph-rsid="003b326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font-weight="normal" officeooo:rsid="00370744" officeooo:paragraph-rsid="0037074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weight="normal" officeooo:rsid="00308d94" officeooo:paragraph-rsid="00308d9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2pt" fo:font-weight="normal" officeooo:rsid="003d23a9" officeooo:paragraph-rsid="003d23a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2pt" fo:font-weight="normal" officeooo:rsid="0023fc1d" officeooo:paragraph-rsid="0023fc1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2pt" fo:font-weight="normal" officeooo:rsid="002b06f7" officeooo:paragraph-rsid="002b06f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2pt" fo:font-weight="normal" officeooo:rsid="002fbfd6" officeooo:paragraph-rsid="002fbfd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2pt" fo:font-weight="normal" officeooo:rsid="0043f000" officeooo:paragraph-rsid="00471ef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" fo:font-size="12pt" fo:font-weight="normal" officeooo:rsid="004d3e72" officeooo:paragraph-rsid="004d3e7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Verdana" fo:font-size="12pt" fo:font-weight="normal" officeooo:rsid="00516842" officeooo:paragraph-rsid="0051684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size="12pt" fo:font-weight="normal" officeooo:rsid="005981ff" officeooo:paragraph-rsid="005981f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officeooo:paragraph-rsid="002bc5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adeb" style:font-style-asian="italic" style:font-style-complex="italic"/>
    </style:style>
    <style:style style:name="T3" style:family="text">
      <style:text-properties fo:font-style="normal" fo:font-weight="normal" officeooo:rsid="001d257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05e61" style:font-style-asian="normal" style:font-weight-asian="normal" style:font-style-complex="normal" style:font-weight-complex="normal"/>
    </style:style>
    <style:style style:name="T5" style:family="text">
      <style:text-properties officeooo:rsid="00205e61"/>
    </style:style>
    <style:style style:name="T6" style:family="text">
      <style:text-properties fo:font-size="12pt" fo:font-weight="normal" officeooo:rsid="00262fa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b06f7" style:font-size-asian="12pt" style:font-weight-asian="normal" style:font-size-complex="12pt" style:font-weight-complex="normal"/>
    </style:style>
    <style:style style:name="T8" style:family="text">
      <style:text-properties officeooo:rsid="00326bed"/>
    </style:style>
    <style:style style:name="T9" style:family="text">
      <style:text-properties officeooo:rsid="00345199"/>
    </style:style>
    <style:style style:name="T10" style:family="text">
      <style:text-properties officeooo:rsid="0035d73c"/>
    </style:style>
    <style:style style:name="T11" style:family="text">
      <style:text-properties officeooo:rsid="003857ca"/>
    </style:style>
    <style:style style:name="T12" style:family="text">
      <style:text-properties officeooo:rsid="0039f390"/>
    </style:style>
    <style:style style:name="T13" style:family="text">
      <style:text-properties officeooo:rsid="003b3262"/>
    </style:style>
    <style:style style:name="T14" style:family="text">
      <style:text-properties officeooo:rsid="003dadeb"/>
    </style:style>
    <style:style style:name="T15" style:family="text">
      <style:text-properties style:font-name="Verdana"/>
    </style:style>
    <style:style style:name="T16" style:family="text">
      <style:text-properties style:font-name="Verdana" officeooo:rsid="00289ced"/>
    </style:style>
    <style:style style:name="T17" style:family="text">
      <style:text-properties style:font-name="Verdana" fo:font-style="italic" officeooo:rsid="00289ced" style:font-style-asian="italic" style:font-style-complex="italic"/>
    </style:style>
    <style:style style:name="T18" style:family="text">
      <style:text-properties style:font-name="Verdana" fo:font-style="italic" style:text-underline-style="none" style:font-style-asian="italic" style:font-style-complex="italic"/>
    </style:style>
    <style:style style:name="T19" style:family="text">
      <style:text-properties style:font-name="Verdana" fo:font-style="italic" style:text-underline-style="none" officeooo:rsid="0029e1b4" style:font-style-asian="italic" style:font-style-complex="italic"/>
    </style:style>
    <style:style style:name="T20" style:family="text">
      <style:text-properties style:font-name="Verdana" fo:font-style="italic" style:text-underline-style="none" officeooo:rsid="002af47b" style:font-style-asian="italic" style:font-style-complex="italic"/>
    </style:style>
    <style:style style:name="T21" style:family="text">
      <style:text-properties style:font-name="Verdana" fo:font-size="12pt" fo:font-weight="normal" officeooo:rsid="00243308" style:font-size-asian="12pt" style:font-weight-asian="normal" style:font-size-complex="12pt" style:font-weight-complex="normal"/>
    </style:style>
    <style:style style:name="T22" style:family="text">
      <style:text-properties style:font-name="Verdana" fo:font-size="12pt" fo:font-weight="normal" officeooo:rsid="00262fa4" style:font-size-asian="12pt" style:font-weight-asian="normal" style:font-size-complex="12pt" style:font-weight-complex="normal"/>
    </style:style>
    <style:style style:name="T23" style:family="text">
      <style:text-properties style:font-name="Verdana" fo:font-size="12pt" fo:font-weight="normal" officeooo:rsid="00430ea1" style:font-size-asian="12pt" style:font-weight-asian="normal" style:font-size-complex="12pt" style:font-weight-complex="normal"/>
    </style:style>
    <style:style style:name="T24" style:family="text">
      <style:text-properties style:font-name="Verdana" fo:font-size="12pt" fo:font-weight="normal" officeooo:rsid="0041ba5e" style:font-size-asian="12pt" style:font-weight-asian="normal" style:font-size-complex="12pt" style:font-weight-complex="normal"/>
    </style:style>
    <style:style style:name="T25" style:family="text">
      <style:text-properties style:font-name="Verdana" fo:font-size="12pt" fo:font-weight="normal" officeooo:rsid="0044ed4e" style:font-size-asian="12pt" style:font-weight-asian="normal" style:font-size-complex="12pt" style:font-weight-complex="normal"/>
    </style:style>
    <style:style style:name="T26" style:family="text">
      <style:text-properties officeooo:rsid="00471efd"/>
    </style:style>
    <style:style style:name="T27" style:family="text">
      <style:text-properties officeooo:rsid="004e24aa"/>
    </style:style>
    <style:style style:name="T28" style:family="text">
      <style:text-properties officeooo:rsid="005172d6"/>
    </style:style>
    <style:style style:name="T29" style:family="text">
      <style:text-properties officeooo:rsid="005a7197"/>
    </style:style>
    <style:style style:name="T30" style:family="text">
      <style:text-properties officeooo:rsid="005b107c"/>
    </style:style>
    <style:style style:name="T31" style:family="text">
      <style:text-properties officeooo:rsid="005db231"/>
    </style:style>
    <style:style style:name="T32" style:family="text">
      <style:text-properties officeooo:rsid="00631925"/>
    </style:style>
    <style:style style:name="T33" style:family="text">
      <style:text-properties officeooo:rsid="006497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is <text:span text:style-name="T32">Tworzenia </text:span>Własnej Kaskady</text:p>
      <text:p text:style-name="P5"/>
      <text:p text:style-name="P6">Cel: <text:span text:style-name="T3">stworzenie własnej kaskady, która </text:span><text:span text:style-name="T4">ma zostać wykorzystana w projekcie, aby</text:span><text:span text:style-name="T3"> rozpoznawać butelki (różne) </text:span><text:span text:style-name="T4">z wykorzystaniem kamery.</text:span></text:p>
      <text:p text:style-name="P7"/>
      <text:p text:style-name="P9">Stworzona kaskada została wykorzystana <text:span text:style-name="T5">w </text:span>jedn<text:span text:style-name="T5">ej</text:span> z funkcji projektu, która polega na wykrywaniu <text:span text:style-name="T5">określonych obiektów (twarzy, oczu, butelek).</text:span></text:p>
      <text:p text:style-name="P9"/>
      <text:p text:style-name="P8">Tworzenie Własnej Kaskady:</text:p>
      <text:p text:style-name="P10"/>
      <text:p text:style-name="P11">Przygotowanie do t<text:span text:style-name="T33">worzenia</text:span> kaskady:</text:p>
      <text:p text:style-name="P11">Aby wytrenować kaskadę potrzebne były zdjęcia ‘negatywów’, czyli zdjęć nie zawierających obiektu, który ma być wykrywany oraz ‘pozytywów’, czyli zdjęć obiektów, które mają być wykrywane.</text:p>
      <text:p text:style-name="P1"><text:span text:style-name="T15">W celu ściągnięcia zdjęć negatywów skorzystałem ze strony </text:span><text:a xlink:type="simple" xlink:href="http://www.image-net.org/" text:style-name="Internet_20_link" text:visited-style-name="Visited_20_Internet_20_Link"><text:span text:style-name="T16">http://www.image-net.org/</text:span></text:a><text:span text:style-name="T16"> oraz z skryptu </text:span><text:span text:style-name="T17">download-images.py</text:span><text:span text:style-name="T16">. W przypadku zdjęć pozytywów, ściągnąłem 100 zdjęć różnych butelek.</text:span></text:p>
      <text:p text:style-name="P12">Zdjęcia pozytywów należało <text:span text:style-name="T10">odpowiednio </text:span>przyciąć, tak aby znajdowała się na nich wyłącznie butelka <text:span text:style-name="T9">(zredukować tło obrazka)</text:span>.</text:p>
      <text:p text:style-name="P13">Następnie przy użyciu skryptu <text:span text:style-name="T1">remove-uglies.py</text:span> usunąłem błędne zdjęcia <text:span text:style-name="T13">negatywów</text:span>(zdjęcia białego tła z napisem pośrodku informującym np. o tym, że zdjęcie nie jest już dostępn<text:span text:style-name="T11">e</text:span>). <text:span text:style-name="T12">Aby to zrobić musiałem wcześniej utworzyć katalog i dodać do niego jedno z błędnych zdjęć.</text:span> </text:p>
      <text:p text:style-name="P18">Aby kaskada prawidłowo działała, zdjęcia negatywów powinny być tego samego rozmiaru. Zdjęcia pozytywów również powinny być takiego samego rozmiaru.</text:p>
      <text:p text:style-name="P14">W tym celu skorzystałem z skryptu <text:span text:style-name="T1">resize-images.py</text:span>, aby zmienić rozmiar <text:span text:style-name="T8">wszystkich</text:span> negatywów na 640x480, a zdjęć <text:span text:style-name="T8">wszystkich </text:span>pozytywów na 100x100.</text:p>
      <text:p text:style-name="P15">Ostatnim krokiem było utworzenie pliku deskryptora <text:span text:style-name="T14">dla negatywów. W tym celu skorzystałem z skryptu </text:span><text:span text:style-name="T2">create-neg.py.</text:span></text:p>
      <text:p text:style-name="P16"/>
      <text:p text:style-name="P3"><text:span text:style-name="T21">Pierwsza próba stworzenia własnej kaskady </text:span><text:span text:style-name="T22">polegała na użyciu komend opisanych na stronie </text:span><text:a xlink:type="simple" xlink:href="https://docs.opencv.org/3.4/dc/d88/tutorial_traincascade.html" text:style-name="Internet_20_link" text:visited-style-name="Visited_20_Internet_20_Link"><text:span text:style-name="T22">https://docs.opencv.org/3.4/dc/d88/tutorial_traincascade.html</text:span></text:a><text:span text:style-name="T22">. </text:span><text:span text:style-name="T23">Skopiowałem </text:span><text:span text:style-name="T24">jedn</text:span><text:span text:style-name="T23">o</text:span><text:span text:style-name="T24"> </text:span><text:span text:style-name="T25">ze </text:span><text:span text:style-name="T24">zdję</text:span><text:span text:style-name="T25">ć </text:span><text:span text:style-name="T24">pozytywów i nazwałem je bottle.jpg.</text:span></text:p>
      <text:p text:style-name="P23"><text:span text:style-name="T7">Wykonanie komendy</text:span><text:span text:style-name="T6"> opencv_createsample: </text:span></text:p>
      <text:p text:style-name="P2"><text:span text:style-name="Source_20_Text"><text:span text:style-name="T18">opencv_createsamples -img </text:span></text:span><text:span text:style-name="Source_20_Text"><text:span text:style-name="T19">bottle</text:span></text:span><text:span text:style-name="Source_20_Text"><text:span text:style-name="T18">.jpg -bg bg.txt -info info/info.lst -pngoutput info -maxxangle 0.5 -maxyangle 0.5 -maxzangle 0.5 -num </text:span></text:span><text:span text:style-name="Source_20_Text"><text:span text:style-name="T20">1000</text:span></text:span></text:p>
      <text:p text:style-name="P17">nie powiodło się, a w konsoli pojawiła się informacja: Naruszenie ochrony pamięci.</text:p>
      <text:p text:style-name="P17"/>
      <text:p text:style-name="P17"/>
      <text:p text:style-name="P17"/>
      <text:p text:style-name="P17"/>
      <text:p text:style-name="P17"/>
      <text:p text:style-name="P17"/>
      <text:p text:style-name="P6"/>
      <text:p text:style-name="P19"><text:soft-page-break/>W drugiej próbie <text:span text:style-name="T26">skorzystałem z </text:span><text:a xlink:type="simple" xlink:href="http://www.mediafire.com/file/1aq02tpidk105fv/dasar_haartrain.rar" text:style-name="Internet_20_link" text:visited-style-name="Visited_20_Internet_20_Link"><text:span text:style-name="T26">http://www.mediafire.com/file/1aq02tpidk105fv/dasar_haartrain.rar</text:span></text:a><text:span text:style-name="T26">. Postępowałem według instrukcji </text:span><text:a xlink:type="simple" xlink:href="https://www.cs.auckland.ac.nz/~m.rezaei/Tutorials/Creating_a_Cascade_of_Haar-Like_Classifiers_Step_by_Step.pdf" text:style-name="Internet_20_link" text:visited-style-name="Visited_20_Internet_20_Link"><text:span text:style-name="T26">https://www.cs.auckland.ac.nz/~m.rezaei/Tutorials/Creating_a_Cascade_of_Haar-Like_Classifiers_Step_by_Step.pdf</text:span></text:a><text:span text:style-name="T26">, dostosowując pewne rzeczy do swoich potrzeb, modyfikując skrypty. Ustawiłem liczbę kroków trenowania na 10. Po uruchomieniu skryptu odpowiadającego za trenowanie kaskady, ta się trenowała. Przy kroku 8 wyskakiwał błąd, a program się wyłączał. Plik xml z gotową kaskadą tworzył się pomimo wcześniejszego zakończenia trenowania kaskady. Jednak wykrywania butelek nie działało poprawnie. Wykrywane były losowe rzeczy.</text:span></text:p>
      <text:p text:style-name="P19"/>
      <text:p text:style-name="P20">W trzeciej próbie ściągnąłem program Cascade Trainer GUI, <text:span text:style-name="T27">który służyły do tworzenia kaskad z przygotowanych wcześniej plików. Należało ustawić określone parametry w programie według określonych potrzeb. Musiałem również zmienić nazwę folderów zawierających negatywy i pozytywy, ponieważ było to wymagane przez program do uruchomienia trenowania kaskady: neg na n oraz pos na p. Po ustawieniu wszystkich parametrów uruchomiłem tworzenie kaskady. Program wykonywał to przez 10 godzin, wykorzystując 100% procesora i 100% pamięci ram, po czym wyrzucił błąd i zakończył proces tworzenia kaskady przy 5 kroku. Plik xml z kaskadą został stworzony. Jednak utworzony został tylko na podstawie 4 kroków.</text:span></text:p>
      <text:p text:style-name="P21">Przy wykorzystaniu <text:span text:style-name="T28">utworzonego pliku xml z gotową, wytrenowaną kaskadą, wykrywanie butelek nie wiele się poprawiło. Wykrywane zostają często losowe obiekty, ale czasami zdarzy się również wykrycie butelki. W związku z tym funkcja mojego programu związana z wykrywanie butelek nadal nie działa poprawnie pomimo kilku prób odpowiedniego wytrenowania kaskady różnymi sposobami.</text:span></text:p>
      <text:p text:style-name="P21"/>
      <text:p text:style-name="P22">Przyczynami takiego działania mogą być:</text:p>
      <text:p text:style-name="P22">- nieodpowiednio dobrane parametry do trenowania kaskady</text:p>
      <text:p text:style-name="P22">- nieodpowiednia liczba negatywów (powinno być przynajmniej 50000, <text:span text:style-name="T29">aby kaskada została poprawnie wytrenowana</text:span>)</text:p>
      <text:p text:style-name="P22">- nieodpowiednia liczba pozytywów (powinno być przynajmniej 1000, <text:span text:style-name="T29">aby kaskada została poprawnie wytrenowana</text:span>)</text:p>
      <text:p text:style-name="P21">- <text:span text:style-name="T30">niewystarczające zasoby komputera, na którym trenowana była kaskada</text:span></text:p>
      <text:p text:style-name="P21">- <text:span text:style-name="T31">zbyt mała liczba kroków dla trenowania kaskady (powinno być przynajmniej 100 kroków)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22:58:21.936194578</meta:creation-date>
    <dc:date>2018-06-19T04:04:43.936128840</dc:date>
    <meta:editing-duration>PT2H13M26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529" meta:character-count="4197" meta:non-whitespace-character-count="3691"/>
  </office:meta>
</office:document-meta>
</file>